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298cm" table:align="left"/>
    </style:style>
    <style:style style:name="Table1.A" style:family="table-column">
      <style:table-column-properties style:column-width="5.893cm"/>
    </style:style>
    <style:style style:name="Table1.B" style:family="table-column">
      <style:table-column-properties style:column-width="5.099cm"/>
    </style:style>
    <style:style style:name="Table1.C" style:family="table-column">
      <style:table-column-properties style:column-width="5.306cm"/>
    </style:style>
    <style:style style:name="Table1.A1" style:family="table-cell">
      <style:table-cell-properties style:vertical-align="middle" fo:padding="0.176cm" fo:border="1pt solid #000000"/>
    </style:style>
    <style:style style:name="Table1.A7" style:family="table-cell">
      <style:table-cell-properties style:vertical-align="middle" fo:padding="0.176cm" fo:border-left="1pt solid #000000" fo:border-right="1pt solid #000000" fo:border-top="none" fo:border-bottom="1pt solid #000000"/>
    </style:style>
    <style:style style:name="Table2" style:family="table">
      <style:table-properties style:width="16.496cm" table:align="left"/>
    </style:style>
    <style:style style:name="Table2.A" style:family="table-column">
      <style:table-column-properties style:column-width="5.02cm"/>
    </style:style>
    <style:style style:name="Table2.B" style:family="table-column">
      <style:table-column-properties style:column-width="11.476cm"/>
    </style:style>
    <style:style style:name="Table2.A1" style:family="table-cell">
      <style:table-cell-properties style:vertical-align="middle" fo:padding="0.176cm" fo:border="0.75pt solid #000000"/>
    </style:style>
    <style:style style:name="Table3" style:family="table">
      <style:table-properties style:width="7.685cm" table:align="left"/>
    </style:style>
    <style:style style:name="Table3.A" style:family="table-column">
      <style:table-column-properties style:column-width="3.776cm"/>
    </style:style>
    <style:style style:name="Table3.B" style:family="table-column">
      <style:table-column-properties style:column-width="3.909cm"/>
    </style:style>
    <style:style style:name="Table3.A1" style:family="table-cell">
      <style:table-cell-properties style:vertical-align="middle" fo:padding="0.176cm" fo:border="0.75pt solid #000000"/>
    </style:style>
    <style:style style:name="P1" style:family="paragraph" style:parent-style-name="Text_20_body">
      <style:text-properties style:font-name="Noto Serif CJK JP" officeooo:rsid="003b98da" officeooo:paragraph-rsid="003b98da"/>
    </style:style>
    <style:style style:name="P2" style:family="paragraph" style:parent-style-name="Text_20_body">
      <style:text-properties officeooo:paragraph-rsid="003b98da"/>
    </style:style>
    <style:style style:name="P3" style:family="paragraph" style:parent-style-name="Text_20_body">
      <style:text-properties fo:color="#000000" style:font-name="Linux Libertine O"/>
    </style:style>
    <style:style style:name="P4" style:family="paragraph" style:parent-style-name="Text_20_body">
      <style:text-properties fo:color="#000000" style:font-name="Linux Libertine O" fo:font-size="13pt" style:font-size-asian="13pt" style:font-size-complex="13pt"/>
    </style:style>
    <style:style style:name="P5" style:family="paragraph" style:parent-style-name="Text_20_body">
      <style:paragraph-properties fo:text-align="center" style:justify-single-word="false"/>
      <style:text-properties fo:color="#000000" style:font-name="Linux Libertine O" fo:font-size="13pt" officeooo:paragraph-rsid="00fdf26e" style:font-size-asian="13pt" style:font-size-complex="13pt"/>
    </style:style>
    <style:style style:name="P6" style:family="paragraph" style:parent-style-name="Text_20_body">
      <style:text-properties fo:color="#000000" style:font-name="Linux Libertine O" fo:font-size="13pt" officeooo:rsid="002eed13" officeooo:paragraph-rsid="002eed13" style:font-size-asian="13pt" style:font-size-complex="13pt"/>
    </style:style>
    <style:style style:name="P7" style:family="paragraph" style:parent-style-name="Text_20_body">
      <style:text-properties fo:color="#000000" style:font-name="Linux Libertine O" fo:font-size="13pt" officeooo:rsid="0031b722" officeooo:paragraph-rsid="0031b722" style:font-size-asian="13pt" style:font-size-complex="13pt"/>
    </style:style>
    <style:style style:name="P8" style:family="paragraph" style:parent-style-name="Text_20_body">
      <style:text-properties fo:color="#000000" style:font-name="Linux Libertine O" fo:font-size="13pt" officeooo:rsid="00378bd9" officeooo:paragraph-rsid="00378bd9" style:font-size-asian="13pt" style:font-size-complex="13pt"/>
    </style:style>
    <style:style style:name="P9" style:family="paragraph" style:parent-style-name="Text_20_body">
      <style:text-properties fo:color="#000000" style:font-name="Linux Libertine O" fo:font-size="13pt" officeooo:rsid="00399e65" officeooo:paragraph-rsid="00399e65" style:font-size-asian="13pt" style:font-size-complex="13pt"/>
    </style:style>
    <style:style style:name="P10" style:family="paragraph" style:parent-style-name="Text_20_body">
      <style:text-properties fo:color="#000000" style:font-name="Linux Libertine O" fo:font-size="13pt" officeooo:rsid="003a1bb0" officeooo:paragraph-rsid="003a1bb0" style:font-size-asian="13pt" style:font-size-complex="13pt"/>
    </style:style>
    <style:style style:name="P11" style:family="paragraph" style:parent-style-name="Text_20_body">
      <style:text-properties fo:color="#000000" style:font-name="Linux Libertine O" fo:font-size="13pt" officeooo:rsid="003b98da" officeooo:paragraph-rsid="003b98da" style:font-size-asian="13pt" style:font-size-complex="13pt"/>
    </style:style>
    <style:style style:name="P12" style:family="paragraph" style:parent-style-name="Text_20_body">
      <style:paragraph-properties fo:text-align="center" style:justify-single-word="false"/>
      <style:text-properties fo:color="#000000" style:font-name="Linux Libertine O" fo:font-size="13pt" fo:font-weight="bold" officeooo:paragraph-rsid="00fdf26e" style:font-size-asian="13pt" style:font-weight-asian="bold" style:font-size-complex="13pt" style:font-weight-complex="bold"/>
    </style:style>
    <style:style style:name="P13" style:family="paragraph" style:parent-style-name="Text_20_body">
      <style:text-properties fo:color="#000000" style:font-name="Linux Libertine O" officeooo:paragraph-rsid="00fdf26e"/>
    </style:style>
    <style:style style:name="P14" style:family="paragraph" style:parent-style-name="Text_20_body">
      <style:text-properties fo:color="#000000" style:font-name="Linux Libertine O" fo:font-size="14pt" officeooo:rsid="003b98da" officeooo:paragraph-rsid="003b98da" style:font-size-asian="14pt" style:font-size-complex="14pt"/>
    </style:style>
    <style:style style:name="P15" style:family="paragraph" style:parent-style-name="Text_20_body">
      <style:text-properties fo:color="#000000" style:font-name="Linux Libertine O" officeooo:paragraph-rsid="00273e80"/>
    </style:style>
    <style:style style:name="P16" style:family="paragraph" style:parent-style-name="Title">
      <style:text-properties fo:color="#000000" style:font-name="Linux Libertine O"/>
    </style:style>
    <style:style style:name="P17" style:family="paragraph" style:parent-style-name="Heading_20_2">
      <style:text-properties fo:color="#000000" style:font-name="Linux Libertine O" officeooo:paragraph-rsid="00fdf26e"/>
    </style:style>
    <style:style style:name="P18" style:family="paragraph" style:parent-style-name="Text_20_body" style:list-style-name="L1">
      <style:text-properties fo:color="#000000" style:font-name="Linux Libertine O" fo:font-size="13pt" officeooo:paragraph-rsid="00ef71a8" style:font-size-asian="13pt" style:font-size-complex="13pt"/>
    </style:style>
    <style:style style:name="P19" style:family="paragraph" style:parent-style-name="Text_20_body" style:list-style-name="L1">
      <style:text-properties fo:color="#000000" style:font-name="Linux Libertine O" fo:font-size="13pt" officeooo:paragraph-rsid="00f92135" style:font-size-asian="13pt" style:font-size-complex="13pt"/>
    </style:style>
    <style:style style:name="P20" style:family="paragraph" style:parent-style-name="Text_20_body" style:list-style-name="L2">
      <style:text-properties fo:color="#000000" style:font-name="Linux Libertine O" fo:font-size="13pt" officeooo:paragraph-rsid="00886635" style:font-size-asian="13pt" style:font-size-complex="13pt"/>
    </style:style>
    <style:style style:name="P21" style:family="paragraph" style:parent-style-name="Text_20_body" style:list-style-name="L2">
      <style:text-properties fo:color="#000000" style:font-name="Linux Libertine O" fo:font-size="13pt" officeooo:paragraph-rsid="008989bf" style:font-size-asian="13pt" style:font-size-complex="13pt"/>
    </style:style>
    <style:style style:name="P22" style:family="paragraph" style:parent-style-name="Text_20_body" style:list-style-name="L2">
      <style:text-properties fo:color="#000000" style:font-name="Linux Libertine O" fo:font-size="13pt" officeooo:paragraph-rsid="008af6a3" style:font-size-asian="13pt" style:font-size-complex="13pt"/>
    </style:style>
    <style:style style:name="P23" style:family="paragraph" style:parent-style-name="Text_20_body" style:list-style-name="L2">
      <style:text-properties fo:color="#000000" style:font-name="Linux Libertine O" fo:font-size="13pt" officeooo:paragraph-rsid="008ed58e" style:font-size-asian="13pt" style:font-size-complex="13pt"/>
    </style:style>
    <style:style style:name="P24" style:family="paragraph" style:parent-style-name="Text_20_body" style:list-style-name="L2">
      <style:text-properties fo:color="#000000" style:font-name="Linux Libertine O" fo:font-size="13pt" officeooo:paragraph-rsid="00930d46" style:font-size-asian="13pt" style:font-size-complex="13pt"/>
    </style:style>
    <style:style style:name="P25" style:family="paragraph" style:parent-style-name="Text_20_body" style:list-style-name="L5">
      <style:text-properties fo:color="#000000" style:font-name="Linux Libertine O" fo:font-size="13pt" officeooo:paragraph-rsid="00e1a3f7" style:font-size-asian="13pt" style:font-size-complex="13pt"/>
    </style:style>
    <style:style style:name="P26" style:family="paragraph" style:parent-style-name="Text_20_body" style:list-style-name="L6">
      <style:text-properties fo:color="#000000" style:font-name="Linux Libertine O" fo:font-size="13pt" officeooo:rsid="003b98da" officeooo:paragraph-rsid="015bb40b" style:font-size-asian="13pt" style:font-size-complex="13pt"/>
    </style:style>
    <style:style style:name="P27" style:family="paragraph" style:parent-style-name="Text_20_body">
      <style:text-properties fo:color="#000000" style:font-name="Linux Libertine O" fo:font-size="13pt" officeooo:rsid="003b98da" officeooo:paragraph-rsid="003b98da" style:font-size-asian="13pt" style:font-size-complex="13pt"/>
    </style:style>
    <style:style style:name="P28" style:family="paragraph" style:parent-style-name="Text_20_body">
      <style:text-properties fo:color="#000000" style:font-name="Linux Libertine O" fo:font-size="13pt" officeooo:rsid="003b98da" officeooo:paragraph-rsid="0178a69e" style:font-size-asian="13pt" style:font-size-complex="13pt"/>
    </style:style>
    <style:style style:name="P29" style:family="paragraph" style:parent-style-name="Text_20_body" style:list-style-name="L6">
      <style:text-properties fo:color="#000000" style:font-name="Linux Libertine O" fo:font-size="13pt" officeooo:paragraph-rsid="015c30af" style:font-size-asian="13pt" style:font-size-complex="13pt"/>
    </style:style>
    <style:style style:name="P30" style:family="paragraph" style:parent-style-name="Text_20_body">
      <style:paragraph-properties fo:text-align="center" style:justify-single-word="false"/>
      <style:text-properties fo:color="#000000" style:font-name="Linux Libertine O" fo:font-size="13pt" officeooo:rsid="018480e3" officeooo:paragraph-rsid="018480e3" style:font-size-asian="13pt" style:font-size-complex="13pt"/>
    </style:style>
    <style:style style:name="P31" style:family="paragraph" style:parent-style-name="Text_20_body" style:list-style-name="L5">
      <style:text-properties fo:color="#000000" style:font-name="Linux Libertine O" fo:font-size="13pt" style:text-underline-style="none" fo:font-weight="normal" officeooo:rsid="003b98da" officeooo:paragraph-rsid="00e1a3f7" style:font-size-asian="13pt" style:font-weight-asian="normal" style:font-size-complex="13pt" style:font-weight-complex="normal"/>
    </style:style>
    <style:style style:name="P32" style:family="paragraph" style:parent-style-name="Text_20_body" style:list-style-name="L7">
      <style:text-properties fo:color="#000000" style:font-name="Linux Libertine O" fo:font-size="13pt" fo:font-weight="normal" style:font-size-asian="13pt" style:font-weight-asian="normal" style:font-size-complex="13pt" style:font-weight-complex="normal"/>
    </style:style>
    <style:style style:name="P33" style:family="paragraph" style:parent-style-name="Text_20_body">
      <style:paragraph-properties fo:text-align="start" style:justify-single-word="false"/>
      <style:text-properties fo:color="#000000" style:font-name="Linux Libertine O" fo:font-size="14pt" officeooo:paragraph-rsid="00fdf26e" style:font-size-asian="14pt" style:font-size-complex="14pt"/>
    </style:style>
    <style:style style:name="P34" style:family="paragraph" style:parent-style-name="Text_20_body">
      <style:paragraph-properties fo:text-align="start" style:justify-single-word="false"/>
      <style:text-properties fo:color="#000000" style:font-name="Linux Libertine O" fo:font-size="14pt" officeooo:paragraph-rsid="016a3e45" style:font-size-asian="14pt" style:font-size-complex="14pt"/>
    </style:style>
    <style:style style:name="P35" style:family="paragraph" style:parent-style-name="Text_20_body" style:list-style-name="L1">
      <style:text-properties style:font-name="Linux Libertine O" officeooo:paragraph-rsid="00f92135"/>
    </style:style>
    <style:style style:name="P36" style:family="paragraph" style:parent-style-name="Text_20_body">
      <style:text-properties style:font-name="Linux Libertine O" officeooo:paragraph-rsid="016a3e45"/>
    </style:style>
    <style:style style:name="P37" style:family="paragraph" style:parent-style-name="Text_20_body">
      <style:text-properties style:font-name="Linux Libertine O" fo:font-size="13pt" fo:font-weight="bold" officeooo:paragraph-rsid="016a3e45" style:font-size-asian="13pt" style:font-weight-asian="bold" style:font-size-complex="13pt" style:font-weight-complex="bold"/>
    </style:style>
    <style:style style:name="P38" style:family="paragraph" style:parent-style-name="Text_20_body">
      <style:text-properties style:font-name="Linux Libertine O" fo:font-size="13pt" officeooo:paragraph-rsid="016a3e45" style:font-size-asian="13pt" style:font-size-complex="13pt"/>
    </style:style>
    <style:style style:name="P39" style:family="paragraph" style:parent-style-name="Text_20_body" style:list-style-name="L8">
      <style:text-properties style:font-name="Linux Libertine O" fo:font-size="13pt" officeooo:paragraph-rsid="017c105a" style:font-size-asian="13pt" style:font-size-complex="13pt"/>
    </style:style>
    <style:style style:name="P40" style:family="paragraph" style:parent-style-name="Text_20_body" style:list-style-name="L2">
      <style:text-properties officeooo:paragraph-rsid="008fdd78"/>
    </style:style>
    <style:style style:name="P41" style:family="paragraph" style:parent-style-name="Text_20_body" style:list-style-name="L2">
      <style:text-properties officeooo:paragraph-rsid="00942c2d"/>
    </style:style>
    <style:style style:name="P42" style:family="paragraph" style:parent-style-name="Text_20_body" style:list-style-name="L2">
      <style:text-properties officeooo:paragraph-rsid="0094524c"/>
    </style:style>
    <style:style style:name="P43" style:family="paragraph" style:parent-style-name="Text_20_body" style:list-style-name="L3">
      <style:text-properties officeooo:paragraph-rsid="003b98da"/>
    </style:style>
    <style:style style:name="P44" style:family="paragraph" style:parent-style-name="Text_20_body" style:list-style-name="L4"/>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7">
      <style:paragraph-properties fo:margin-top="0cm" fo:margin-bottom="0cm" loext:contextual-spacing="false"/>
      <style:text-properties fo:color="#000000" style:font-name="Linux Libertine O" fo:font-size="13pt" fo:font-weight="normal" style:font-size-asian="13pt" style:font-weight-asian="normal" style:font-size-complex="13pt" style:font-weight-complex="normal"/>
    </style:style>
    <style:style style:name="P47" style:family="paragraph" style:parent-style-name="Heading_20_1">
      <style:text-properties fo:color="#000000" style:font-name="Linux Libertine O" fo:font-size="14pt" style:font-size-asian="14pt" style:font-size-complex="14pt"/>
    </style:style>
    <style:style style:name="P48" style:family="paragraph" style:parent-style-name="Heading_20_1">
      <style:text-properties fo:color="#000000" style:font-name="Linux Libertine O" fo:font-size="14pt" officeooo:paragraph-rsid="0146caab" style:font-size-asian="14pt" style:font-size-complex="14pt"/>
    </style:style>
    <style:style style:name="P49" style:family="paragraph" style:parent-style-name="Heading_20_1">
      <style:text-properties fo:color="#000000" style:font-name="Linux Libertine O" officeooo:rsid="003b98da" officeooo:paragraph-rsid="003b98da"/>
    </style:style>
    <style:style style:name="P50" style:family="paragraph" style:parent-style-name="Heading_20_1">
      <style:text-properties style:font-name="Noto Serif CJK JP" officeooo:rsid="003b98da" officeooo:paragraph-rsid="003b98da"/>
    </style:style>
    <style:style style:name="P51" style:family="paragraph" style:parent-style-name="Heading_20_1">
      <style:text-properties style:font-name="Linux Libertine O" fo:font-size="14pt" style:font-size-asian="14pt" style:font-size-complex="14pt"/>
    </style:style>
    <style:style style:name="P52" style:family="paragraph" style:parent-style-name="Heading_20_2">
      <style:text-properties style:font-name="Linux Libertine O" fo:font-size="14pt" officeooo:paragraph-rsid="0178a69e"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985ea8" style:font-size-asian="14pt" style:font-size-complex="14pt"/>
    </style:style>
    <style:style style:name="T3" style:family="text">
      <style:text-properties fo:font-weight="bold" officeooo:rsid="0079aee3" style:font-weight-asian="bold" style:font-weight-complex="bold"/>
    </style:style>
    <style:style style:name="T4" style:family="text">
      <style:text-properties fo:font-weight="bold" officeooo:rsid="007d88bf" style:font-weight-asian="bold" style:font-weight-complex="bold"/>
    </style:style>
    <style:style style:name="T5" style:family="text">
      <style:text-properties fo:font-weight="bold" officeooo:rsid="0075d2c3" style:font-weight-asian="bold" style:font-weight-complex="bold"/>
    </style:style>
    <style:style style:name="T6" style:family="text">
      <style:text-properties officeooo:rsid="005d2b01"/>
    </style:style>
    <style:style style:name="T7" style:family="text">
      <style:text-properties officeooo:rsid="0075d2c3"/>
    </style:style>
    <style:style style:name="T8" style:family="text">
      <style:text-properties officeooo:rsid="0079aee3"/>
    </style:style>
    <style:style style:name="T9" style:family="text">
      <style:text-properties officeooo:rsid="007d88bf"/>
    </style:style>
    <style:style style:name="T1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fo:font-style="normal" style:text-underline-style="none" fo:font-weight="normal" officeooo:rsid="00d0245d" style:text-blinking="false" fo:background-color="transparent" loext:char-shading-value="0"/>
    </style:style>
    <style:style style:name="T14" style:family="text">
      <style:text-properties fo:font-variant="normal" fo:text-transform="none" style:text-line-through-style="none" style:text-line-through-type="none" fo:font-style="normal" style:text-underline-style="none" fo:font-weight="normal" officeooo:rsid="00dd216c" style:text-blinking="false" fo:background-color="transparent" loext:char-shading-value="0"/>
    </style:style>
    <style:style style:name="T15" style:family="text">
      <style:text-properties officeooo:rsid="0106e093"/>
    </style:style>
    <style:style style:name="T16" style:family="text">
      <style:text-properties officeooo:rsid="01087044"/>
    </style:style>
    <style:style style:name="T17" style:family="text">
      <style:text-properties officeooo:rsid="010967c6"/>
    </style:style>
    <style:style style:name="T18" style:family="text">
      <style:text-properties officeooo:rsid="010fbb6e"/>
    </style:style>
    <style:style style:name="T19" style:family="text">
      <style:text-properties officeooo:rsid="011b0134"/>
    </style:style>
    <style:style style:name="T20" style:family="text">
      <style:text-properties officeooo:rsid="0122780c"/>
    </style:style>
    <style:style style:name="T21" style:family="text">
      <style:text-properties fo:color="#000000" style:font-name="Linux Libertine O" fo:font-size="14pt" style:text-underline-style="none" fo:font-weight="bold" style:font-size-asian="14pt" style:font-weight-asian="bold" style:font-size-complex="14pt" style:font-weight-complex="bold"/>
    </style:style>
    <style:style style:name="T22" style:family="text">
      <style:text-properties fo:color="#000000" style:font-name="Linux Libertine O" fo:font-size="14pt" style:font-size-asian="14pt" style:font-size-complex="14pt"/>
    </style:style>
    <style:style style:name="T23" style:family="text">
      <style:text-properties fo:color="#000000" style:font-name="Linux Libertine O" fo:font-size="13pt" style:font-size-asian="13pt" style:font-size-complex="13pt"/>
    </style:style>
    <style:style style:name="T24" style:family="text">
      <style:text-properties fo:color="#000000" style:font-name="Linux Libertine O" fo:font-size="13pt" officeooo:rsid="008ed58e" style:font-size-asian="13pt" style:font-size-complex="13pt"/>
    </style:style>
    <style:style style:name="T25" style:family="text">
      <style:text-properties fo:color="#000000" style:font-name="Linux Libertine O" fo:font-size="13pt" officeooo:rsid="003b98da" style:font-size-asian="13pt" style:font-size-complex="13pt"/>
    </style:style>
    <style:style style:name="T26" style:family="text">
      <style:text-properties fo:color="#000000" style:font-name="Linux Libertine O" fo:font-size="13pt" style:text-underline-style="none" fo:font-weight="normal" style:font-size-asian="13pt" style:font-weight-asian="normal" style:font-size-complex="13pt" style:font-weight-complex="normal"/>
    </style:style>
    <style:style style:name="T27" style:family="text">
      <style:text-properties fo:color="#000000" style:font-name="Linux Libertine O" fo:font-size="13pt" fo:font-weight="normal" style:font-size-asian="13pt" style:font-weight-asian="normal" style:font-size-complex="13pt" style:font-weight-complex="normal"/>
    </style:style>
    <style:style style:name="T28" style:family="text">
      <style:text-properties style:font-name="Linux Libertine O" fo:font-size="14pt" style:font-size-asian="14pt" style:font-size-complex="14pt"/>
    </style:style>
    <style:style style:name="T29" style:family="text">
      <style:text-properties officeooo:rsid="017aca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le System</text:p>
      <text:h text:style-name="P47" text:outline-level="1">File System</text:h>
      <text:list xml:id="list3274526628" text:style-name="L1">
        <text:list-item>
          <text:p text:style-name="P18">A filesystem is the methods and data structures that an operating system uses to keep track of files on a disk or partition; that is, the way the files are organized on the disk.</text:p>
        </text:list-item>
        <text:list-item>
          <text:p text:style-name="P19">The word is also used to refer to a partition or disk that is used to store the files or the type of the filesystem.</text:p>
        </text:list-item>
        <text:list-item>
          <text:p text:style-name="P35"><text:span text:style-name="T23">A file system is divided in two segments called: </text:span><text:span text:style-name="Strong_20_Emphasis"><text:span text:style-name="T23">User Data</text:span></text:span><text:span text:style-name="T23"> and </text:span><text:span text:style-name="Strong_20_Emphasis"><text:span text:style-name="T23">Metadata</text:span></text:span><text:span text:style-name="T23"> (file name, time it was created, modified time, it’s size and location in the directory hierarchy etc).</text:span></text:p>
        </text:list-item>
      </text:list>
      <text:h text:style-name="P47" text:outline-level="1">Linux File System Types</text:h>
      <text:list xml:id="list2022290694" text:style-name="L2">
        <text:list-item>
          <text:p text:style-name="P20"><text:span text:style-name="T5">Ext</text:span><text:span text:style-name="T7">: a</text:span>n old one and no longer used due to limitations.</text:p>
        </text:list-item>
        <text:list-item>
          <text:p text:style-name="P21"><text:span text:style-name="T3">Ext2:</text:span><text:span text:style-name="T8"> </text:span>first Linux file system that allows two terabytes of data allowed.</text:p>
        </text:list-item>
        <text:list-item>
          <text:p text:style-name="P22"><text:span text:style-name="T4">Ext3:</text:span><text:span text:style-name="T9"> </text:span>came from Ext2, but with upgrades and backward compatibility.</text:p>
          <text:p text:style-name="P23">The only problem with it that the servers don’t use this kind of file system because this file system doesn’t support file recovery or disk snapshots.</text:p>
        </text:list-item>
        <text:list-item>
          <text:p text:style-name="P40"><text:span text:style-name="Strong_20_Emphasis"><text:span text:style-name="T24">E</text:span></text:span><text:span text:style-name="Strong_20_Emphasis"><text:span text:style-name="T23">xt4</text:span></text:span><text:span text:style-name="T23">: faster and allow large files with significant speed.</text:span></text:p>
          <text:p text:style-name="P24">It is a perfect option for SSD disks, and you notice when you try to install any Linux distro that this one is the default file system that Linux suggests.</text:p>
        </text:list-item>
        <text:list-item>
          <text:p text:style-name="P41"><text:span text:style-name="Strong_20_Emphasis"><text:span text:style-name="T23">JFS</text:span></text:span><text:span text:style-name="T23">: old file system made by IBM. It works very well with small and big files, but it failed and files corrupted after long time use, reports say.</text:span></text:p>
        </text:list-item>
        <text:list-item>
          <text:p text:style-name="P42"><text:span text:style-name="Strong_20_Emphasis"><text:span text:style-name="T23">XFS</text:span></text:span><text:span text:style-name="T23">: old file system and works slowly with small files.</text:span></text:p>
        </text:list-item>
        <text:list-item>
          <text:p text:style-name="P42"><text:span text:style-name="Strong_20_Emphasis"><text:span text:style-name="T23">Btrfs:</text:span></text:span><text:span text:style-name="T23"> made by Oracle. It is not stable as Ext in some distros, but you can say that it is a replacement for it if you have to. It has excellent performance.</text:span></text:p>
        </text:list-item>
      </text:list>
      <text:h text:style-name="P17" text:outline-level="2">Difference between EXT4 and XFS?</text:h>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2">Feature</text:p>
          </table:table-cell>
          <table:table-cell table:style-name="Table1.A1" office:value-type="string">
            <text:p text:style-name="P12">Ext4(Extended File System)</text:p>
          </table:table-cell>
          <table:table-cell table:style-name="Table1.A1" office:value-type="string">
            <text:p text:style-name="P12">XFS</text:p>
          </table:table-cell>
        </table:table-row>
        <table:table-row>
          <table:table-cell table:style-name="Table1.A1" office:value-type="string">
            <text:p text:style-name="P5">Introduced</text:p>
          </table:table-cell>
          <table:table-cell table:style-name="Table1.A1" office:value-type="string">
            <text:p text:style-name="P5">200<text:span text:style-name="T15">8</text:span></text:p>
          </table:table-cell>
          <table:table-cell table:style-name="Table1.A1" office:value-type="string">
            <text:p text:style-name="P5">1994</text:p>
          </table:table-cell>
        </table:table-row>
        <text:soft-page-break/>
        <table:table-row>
          <table:table-cell table:style-name="Table1.A1" office:value-type="string">
            <text:p text:style-name="P5">Max <text:span text:style-name="T18">file-system </text:span>volume size</text:p>
          </table:table-cell>
          <table:table-cell table:style-name="Table1.A1" office:value-type="string">
            <text:p text:style-name="P5">1 Ebytes <text:span text:style-name="T19">(EB)</text:span></text:p>
          </table:table-cell>
          <table:table-cell table:style-name="Table1.A1" office:value-type="string">
            <text:p text:style-name="P5">8 Ebytes<text:span text:style-name="T20">(EB)</text:span></text:p>
          </table:table-cell>
        </table:table-row>
        <table:table-row>
          <table:table-cell table:style-name="Table1.A1" office:value-type="string">
            <text:p text:style-name="P5">Max <text:span text:style-name="T17">individual </text:span>file size</text:p>
          </table:table-cell>
          <table:table-cell table:style-name="Table1.A1" office:value-type="string">
            <text:p text:style-name="P5">16 T<text:span text:style-name="T16">B</text:span></text:p>
          </table:table-cell>
          <table:table-cell table:style-name="Table1.A1" office:value-type="string">
            <text:p text:style-name="P5">8 Ebytes</text:p>
          </table:table-cell>
        </table:table-row>
        <table:table-row>
          <table:table-cell table:style-name="Table1.A1" office:value-type="string">
            <text:p text:style-name="P5">Max numbers of files</text:p>
          </table:table-cell>
          <table:table-cell table:style-name="Table1.A1" office:value-type="string">
            <text:p text:style-name="P5">4 billion</text:p>
          </table:table-cell>
          <table:table-cell table:style-name="Table1.A1" office:value-type="string">
            <text:p text:style-name="P5"/>
          </table:table-cell>
        </table:table-row>
        <table:table-row>
          <table:table-cell table:style-name="Table1.A1" office:value-type="string">
            <text:p text:style-name="P5">Max file name size</text:p>
          </table:table-cell>
          <table:table-cell table:style-name="Table1.A1" office:value-type="string">
            <text:p text:style-name="P5">255 bytes</text:p>
          </table:table-cell>
          <table:table-cell table:style-name="Table1.A1" office:value-type="string">
            <text:p text:style-name="P5">255 bytes</text:p>
          </table:table-cell>
        </table:table-row>
        <table:table-row>
          <table:table-cell table:style-name="Table1.A7" office:value-type="string">
            <text:p text:style-name="P30">Max subdirectories</text:p>
          </table:table-cell>
          <table:table-cell table:style-name="Table1.A7" office:value-type="string">
            <text:p text:style-name="P30">64,000</text:p>
          </table:table-cell>
          <table:table-cell table:style-name="Table1.A7" office:value-type="string">
            <text:p text:style-name="P5"/>
          </table:table-cell>
        </table:table-row>
      </table:table>
      <text:p text:style-name="P33"/>
      <text:h text:style-name="P51" text:outline-level="1">Explain Linux File System directory structure?</text:h>
      <text:p text:style-name="P36"/>
      <table:table table:name="Table2" table:style-name="Table2">
        <table:table-column table:style-name="Table2.A"/>
        <table:table-column table:style-name="Table2.B"/>
        <table:table-row>
          <table:table-cell table:style-name="Table2.A1" office:value-type="string">
            <text:p text:style-name="P37"><text:span text:style-name="T10">Directory</text:span><text:span text:style-name="T11"> </text:span></text:p>
          </table:table-cell>
          <table:table-cell table:style-name="Table2.A1" office:value-type="string">
            <text:p text:style-name="P37">Content</text:p>
          </table:table-cell>
        </table:table-row>
        <table:table-row>
          <table:table-cell table:style-name="Table2.A1" office:value-type="string">
            <text:p text:style-name="P38">/ &amp; /root</text:p>
          </table:table-cell>
          <table:table-cell table:style-name="Table2.A1" office:value-type="string">
            <text:p text:style-name="P38">The administrative user's home directory. Mind the difference between /, the root directory and /root, the home directory of the root user.</text:p>
          </table:table-cell>
        </table:table-row>
        <table:table-row>
          <table:table-cell table:style-name="Table2.A1" office:value-type="string">
            <text:p text:style-name="P38">/boot</text:p>
          </table:table-cell>
          <table:table-cell table:style-name="Table2.A1" office:value-type="string">
            <text:p text:style-name="P38">Holds important files during boot-up process, Grub,including Linux Kernel.</text:p>
          </table:table-cell>
        </table:table-row>
        <table:table-row>
          <table:table-cell table:style-name="Table2.A1" office:value-type="string">
            <text:p text:style-name="P38">/bin</text:p>
          </table:table-cell>
          <table:table-cell table:style-name="Table2.A1" office:value-type="string">
            <text:p text:style-name="P38">All the executable binary programs (file) required during booting, repairing, files required to run into single-user-mode, and other important, basic commands viz., cat, du, df, tar, rpm, wc, history, etc.</text:p>
          </table:table-cell>
        </table:table-row>
        <table:table-row>
          <table:table-cell table:style-name="Table2.A1" office:value-type="string">
            <text:p text:style-name="P38">/sbin</text:p>
          </table:table-cell>
          <table:table-cell table:style-name="Table2.A1" office:value-type="string">
            <text:p text:style-name="P38">Programs for use by the system and the system administrator. like fdisk, iptables, ifconfig etc.</text:p>
          </table:table-cell>
        </table:table-row>
        <table:table-row>
          <table:table-cell table:style-name="Table2.A1" office:value-type="string">
            <text:p text:style-name="P38">/dev</text:p>
          </table:table-cell>
          <table:table-cell table:style-name="Table2.A1" office:value-type="string">
            <text:p text:style-name="P38">Contains device files for all the hardware devices on the machine e.g., cdrom, cpu, etc.</text:p>
          </table:table-cell>
        </table:table-row>
        <table:table-row>
          <table:table-cell table:style-name="Table2.A1" office:value-type="string">
            <text:p text:style-name="P38">/etc</text:p>
          </table:table-cell>
          <table:table-cell table:style-name="Table2.A1" office:value-type="string">
            <text:p text:style-name="P38">Contains Application’s configuration files, startup, shutdown, start, stop script for every individual program.</text:p>
          </table:table-cell>
        </table:table-row>
        <table:table-row>
          <table:table-cell table:style-name="Table2.A1" office:value-type="string">
            <text:p text:style-name="P38">/home</text:p>
          </table:table-cell>
          <table:table-cell table:style-name="Table2.A1" office:value-type="string">
            <text:p text:style-name="P38">Home directory of the users. Every time a new user is created, a directory in the name of user is created within home directory which contains other directories like Desktop, Downloads, Documents, etc.</text:p>
          </table:table-cell>
        </table:table-row>
        <text:soft-page-break/>
        <table:table-row>
          <table:table-cell table:style-name="Table2.A1" office:value-type="string">
            <text:p text:style-name="P38">/tmp</text:p>
          </table:table-cell>
          <table:table-cell table:style-name="Table2.A1" office:value-type="string">
            <text:p text:style-name="P38">System’s Temporary Directory, Accessible by users and root. Stores temporary files for user and system, till next boot.</text:p>
          </table:table-cell>
        </table:table-row>
        <table:table-row>
          <table:table-cell table:style-name="Table2.A1" office:value-type="string">
            <text:p text:style-name="P38">/lib</text:p>
          </table:table-cell>
          <table:table-cell table:style-name="Table2.A1" office:value-type="string">
            <text:p text:style-name="P38">The Lib directory contains kernel modules and shared library images required to boot the system and run commands in root file system.</text:p>
          </table:table-cell>
        </table:table-row>
        <table:table-row>
          <table:table-cell table:style-name="Table2.A1" office:value-type="string">
            <text:p text:style-name="P38">/lost+found</text:p>
          </table:table-cell>
          <table:table-cell table:style-name="Table2.A1" office:value-type="string">
            <text:p text:style-name="P38">This Directory is installed during installation of Linux, useful for recovering files which may be broken due to unexpected shut-down.</text:p>
          </table:table-cell>
        </table:table-row>
        <table:table-row>
          <table:table-cell table:style-name="Table2.A1" office:value-type="string">
            <text:p text:style-name="P38">/media</text:p>
          </table:table-cell>
          <table:table-cell table:style-name="Table2.A1" office:value-type="string">
            <text:p text:style-name="P38">Temporary mount directory is created for removable devices viz., media/cdrom.</text:p>
          </table:table-cell>
        </table:table-row>
        <table:table-row>
          <table:table-cell table:style-name="Table2.A1" office:value-type="string">
            <text:p text:style-name="P38">/mnt</text:p>
          </table:table-cell>
          <table:table-cell table:style-name="Table2.A1" office:value-type="string">
            <text:p text:style-name="P38">Temporary mount directory for mounting file system.</text:p>
          </table:table-cell>
        </table:table-row>
        <table:table-row>
          <table:table-cell table:style-name="Table2.A1" office:value-type="string">
            <text:p text:style-name="P38">/opt</text:p>
          </table:table-cell>
          <table:table-cell table:style-name="Table2.A1" office:value-type="string">
            <text:p text:style-name="P38">Typically contains extra and third party software.</text:p>
          </table:table-cell>
        </table:table-row>
        <table:table-row>
          <table:table-cell table:style-name="Table2.A1" office:value-type="string">
            <text:p text:style-name="P38">/proc</text:p>
          </table:table-cell>
          <table:table-cell table:style-name="Table2.A1" office:value-type="string">
            <text:p text:style-name="P38">A virtual file system containing information about system resources with running process id.</text:p>
          </table:table-cell>
        </table:table-row>
        <table:table-row>
          <table:table-cell table:style-name="Table2.A1" office:value-type="string">
            <text:p text:style-name="P38">/var</text:p>
          </table:table-cell>
          <table:table-cell table:style-name="Table2.A1" office:value-type="string">
            <text:p text:style-name="P38">Storage for all variable files and temporary files created by users, such as log files, the mail queue, the print spooler area, space for temporary storage of files downloaded from the Internet, or to keep an image of a CD before burning it.</text:p>
          </table:table-cell>
        </table:table-row>
        <table:table-row>
          <table:table-cell table:style-name="Table2.A1" office:value-type="string">
            <text:p text:style-name="P38">/net</text:p>
          </table:table-cell>
          <table:table-cell table:style-name="Table2.A1" office:value-type="string">
            <text:p text:style-name="P38">Standard mount point for entire remote file systems</text:p>
          </table:table-cell>
        </table:table-row>
        <table:table-row>
          <table:table-cell table:style-name="Table2.A1" office:value-type="string">
            <text:p text:style-name="P38">/usr</text:p>
          </table:table-cell>
          <table:table-cell table:style-name="Table2.A1" office:value-type="string">
            <text:p text:style-name="P38">Contains executable binaries, documentation, source code, libraries for second level program.</text:p>
          </table:table-cell>
        </table:table-row>
      </table:table>
      <text:p text:style-name="P36"/>
      <text:h text:style-name="P51" text:outline-level="1"><text:bookmark-start text:name="__RefHeading___Toc3514_3548217197"/>File Types in a long list?<text:bookmark-end text:name="__RefHeading___Toc3514_3548217197"/></text:h>
      <text:p text:style-name="Text_20_body"><text:span text:style-name="T28"/></text:p>
      <table:table table:name="Table3" table:style-name="Table3">
        <table:table-column table:style-name="Table3.A"/>
        <table:table-column table:style-name="Table3.B"/>
        <table:table-row>
          <table:table-cell table:style-name="Table3.A1" office:value-type="string">
            <text:p text:style-name="P38">Symbol</text:p>
          </table:table-cell>
          <table:table-cell table:style-name="Table3.A1" office:value-type="string">
            <text:p text:style-name="P38">Meaning</text:p>
          </table:table-cell>
        </table:table-row>
        <table:table-row>
          <table:table-cell table:style-name="Table3.A1" office:value-type="string">
            <text:p text:style-name="P38">-</text:p>
          </table:table-cell>
          <table:table-cell table:style-name="Table3.A1" office:value-type="string">
            <text:p text:style-name="P38">Regular file</text:p>
          </table:table-cell>
        </table:table-row>
        <table:table-row>
          <table:table-cell table:style-name="Table3.A1" office:value-type="string">
            <text:p text:style-name="P38">d</text:p>
          </table:table-cell>
          <table:table-cell table:style-name="Table3.A1" office:value-type="string">
            <text:p text:style-name="P38">Directory</text:p>
          </table:table-cell>
        </table:table-row>
        <text:soft-page-break/>
        <table:table-row>
          <table:table-cell table:style-name="Table3.A1" office:value-type="string">
            <text:p text:style-name="P38">l</text:p>
          </table:table-cell>
          <table:table-cell table:style-name="Table3.A1" office:value-type="string">
            <text:p text:style-name="P38">Link</text:p>
          </table:table-cell>
        </table:table-row>
        <table:table-row>
          <table:table-cell table:style-name="Table3.A1" office:value-type="string">
            <text:p text:style-name="P38">c</text:p>
          </table:table-cell>
          <table:table-cell table:style-name="Table3.A1" office:value-type="string">
            <text:p text:style-name="P38">Special file</text:p>
          </table:table-cell>
        </table:table-row>
        <table:table-row>
          <table:table-cell table:style-name="Table3.A1" office:value-type="string">
            <text:p text:style-name="P38">s</text:p>
          </table:table-cell>
          <table:table-cell table:style-name="Table3.A1" office:value-type="string">
            <text:p text:style-name="P38">Socket</text:p>
          </table:table-cell>
        </table:table-row>
        <table:table-row>
          <table:table-cell table:style-name="Table3.A1" office:value-type="string">
            <text:p text:style-name="P38">p</text:p>
          </table:table-cell>
          <table:table-cell table:style-name="Table3.A1" office:value-type="string">
            <text:p text:style-name="P38">named pipe</text:p>
          </table:table-cell>
        </table:table-row>
        <table:table-row>
          <table:table-cell table:style-name="Table3.A1" office:value-type="string">
            <text:p text:style-name="P38">b</text:p>
          </table:table-cell>
          <table:table-cell table:style-name="Table3.A1" office:value-type="string">
            <text:p text:style-name="P38">Block device</text:p>
          </table:table-cell>
        </table:table-row>
      </table:table>
      <text:p text:style-name="P34"/>
      <text:h text:style-name="P47" text:outline-level="1">Primary partition?</text:h>
      <text:p text:style-name="P6">The partitions which are not inside the extended partition are called "primary partitions".</text:p>
      <text:p text:style-name="P7">Extended Partition</text:p>
      <text:p text:style-name="P7">Logical partition</text:p>
      <text:p text:style-name="P8">fatab/mtab</text:p>
      <text:p text:style-name="P9">resize2fs</text:p>
      <text:p text:style-name="P10">e2fsck</text:p>
      <text:p text:style-name="P10">debugfs</text:p>
      <text:p text:style-name="P10">What is journaling?</text:p>
      <text:p text:style-name="P11">Fsck</text:p>
      <text:h text:style-name="P52" text:outline-level="2">What does /etc/skell directory contains?</text:h>
      <text:p text:style-name="P28">The /etc/ske<text:span text:style-name="T29">l</text:span>l directory contains files and directories that are automatically copied over to a new user's home directory when such user is created by the useradd or adduser command.</text:p>
      <text:h text:style-name="P49" text:outline-level="1"><text:span text:style-name="T2">Explain </text:span><text:span text:style-name="T1">/etc/fstab file?</text:span></text:h>
      <text:p text:style-name="P2"><text:span text:style-name="T25">The </text:span><text:span text:style-name="Strong_20_Emphasis"><text:span text:style-name="T25">/etc/fstab</text:span></text:span><text:span text:style-name="T25"> file is a system configuration file that contains all available disks, disk partitions and their options. Each file system is described on a separate line. Each line contains six fields separated by one or more spaces or tabs. If you add a new hard disk or have to repartition the existing one, you’ll probably need to modify this file.</text:span></text:p>
      <text:list xml:id="list4191329538" text:style-name="L3">
        <text:list-item>
          <text:p text:style-name="P43"><text:span text:style-name="Strong_20_Emphasis"><text:span text:style-name="T25">Device</text:span></text:span><text:span text:style-name="T25"> – the first field specifies the mount device. These are usually device filenames. Most distributions now specify partitions by their labels or UUIDs.</text:span></text:p>
        </text:list-item>
      </text:list>
      <text:list xml:id="list2513549154" text:style-name="L4">
        <text:list-item>
          <text:p text:style-name="P45"><text:soft-page-break/><text:span text:style-name="Strong_20_Emphasis"><text:span text:style-name="T23">Mount point</text:span></text:span><text:span text:style-name="T23"> – the second field specifies the mount point, the directory where the partition or disk will be mounted. This should usually be an empty directory in another file system.</text:span></text:p>
        </text:list-item>
        <text:list-item>
          <text:p text:style-name="P45"><text:span text:style-name="Strong_20_Emphasis"><text:span text:style-name="T23">File system type</text:span></text:span><text:span text:style-name="T23"> – the third field specifies the file system type.</text:span></text:p>
        </text:list-item>
        <text:list-item>
          <text:p text:style-name="P45"><text:span text:style-name="Strong_20_Emphasis"><text:span text:style-name="T23">Options</text:span></text:span><text:span text:style-name="T23"> – the fourth field specifies the mount options. Most file systems support several mount options, which modify how the kernel treats the file system. You may specify multiple mount options, separated by commas.</text:span></text:p>
        </text:list-item>
        <text:list-item>
          <text:p text:style-name="P45"><text:span text:style-name="Strong_20_Emphasis"><text:span text:style-name="T23">Backup operation</text:span></text:span><text:span text:style-name="T23"> – the fifth field contains a </text:span><text:span text:style-name="Strong_20_Emphasis"><text:span text:style-name="T23">1</text:span></text:span><text:span text:style-name="T23"> if the</text:span><text:span text:style-name="Strong_20_Emphasis"><text:span text:style-name="T23"> dump</text:span></text:span><text:span text:style-name="T23"> utility should back up a partition or a </text:span><text:span text:style-name="Strong_20_Emphasis"><text:span text:style-name="T23">0</text:span></text:span><text:span text:style-name="T23"> if it shouldn’t. If you never use the dump backup program, you can ignore this option.</text:span></text:p>
        </text:list-item>
        <text:list-item>
          <text:p text:style-name="P44"><text:span text:style-name="Strong_20_Emphasis"><text:span text:style-name="T23">File system check order</text:span></text:span><text:span text:style-name="T23"> – the sixth field specifies the order in which </text:span><text:span text:style-name="Emphasis"><text:span text:style-name="T23">fsck</text:span></text:span><text:span text:style-name="T23"> checks the device/partition for errors at boot time. A </text:span><text:span text:style-name="Strong_20_Emphasis"><text:span text:style-name="T23">0</text:span></text:span><text:span text:style-name="T23"> means that fsck should not check a file system. Higher numbers represent the check order. The root partition should have a value of </text:span><text:span text:style-name="Strong_20_Emphasis"><text:span text:style-name="T23">1</text:span></text:span><text:span text:style-name="T23"> , and all others that need to be checked should have a value of </text:span><text:span text:style-name="Strong_20_Emphasis"><text:span text:style-name="T23">2</text:span></text:span><text:span text:style-name="T23">.</text:span></text:p>
        </text:list-item>
      </text:list>
      <text:h text:style-name="P50" text:outline-level="1"><text:a xlink:type="simple" xlink:href="https://askubuntu.com/questions/754091/what-is-the-difference-between-etc-fstab-and-etc-mtab" text:style-name="Internet_20_link" text:visited-style-name="Visited_20_Internet_20_Link"><text:span text:style-name="T21">What is the difference between /etc/fstab and /etc/mtab?</text:span></text:a></text:h>
      <text:p text:style-name="P1"><text:span text:style-name="Source_20_Text"><text:span text:style-name="T26">/etc/fstab</text:span></text:span><text:span text:style-name="T26"> is a list of filesystems to be mounted at boot time. If you want your Windows or file-storage partitions mounted once your computer boots, you'll need to put appropriate entries into </text:span><text:span text:style-name="Source_20_Text"><text:span text:style-name="T26">/etc/fstab</text:span></text:span><text:span text:style-name="T26">.</text:span></text:p>
      <text:p text:style-name="P1"><text:span text:style-name="Source_20_Text"><text:span text:style-name="T26">/etc/mtab</text:span></text:span><text:span text:style-name="T26"> is a list of </text:span><text:span text:style-name="Emphasis"><text:span text:style-name="T26">currently</text:span></text:span><text:span text:style-name="T26"> mounted filesystems. If you have a disk connected but not mounted, it won't show up in the </text:span><text:span text:style-name="Source_20_Text"><text:span text:style-name="T26">/etc/mtab</text:span></text:span><text:span text:style-name="T26"> file. Once you mount it, it will show up there.</text:span></text:p>
      <text:h text:style-name="P51" text:outline-level="1">What is difference between /etc/fstab and /etc/mtab?</text:h>
      <text:list xml:id="list342177682" text:style-name="L8">
        <text:list-item>
          <text:p text:style-name="P39">The file /etc/mtab is a normal file that is updated by the mount program whenever filesystems are mounted or unmounted.</text:p>
        </text:list-item>
        <text:list-item>
          <text:p text:style-name="P39">The /etc/mtab file is meant to be used to display the status of currently-mounted file systems only. It should not be manually modified.</text:p>
        </text:list-item>
        <text:list-item>
          <text:p text:style-name="P39"><text:span text:style-name="T23">The /etc/fstab file is used to control what filesystems are mounted when the system boots, as well as to supply default values for other file systems that may be mounted manually from time to time.</text:span></text:p>
        </text:list-item>
      </text:list>
      <text:h text:style-name="P48" text:outline-level="1">What are inode and process id?</text:h>
      <text:p text:style-name="P4">An inode is an entry in an inode table, containing information about a regular file and directory. Inode number also called index number, it consists of the following attributes.</text:p>
      <text:list xml:id="list2558621131" text:style-name="L5">
        <text:list-item>
          <text:p text:style-name="P25"><text:span text:style-name="T12">File types (executable, block special </text:span><text:span text:style-name="T13">etc.</text:span><text:span text:style-name="T12">)</text:span></text:p>
        </text:list-item>
        <text:list-item>
          <text:p text:style-name="P25">Permissions (read, write etc.)</text:p>
        </text:list-item>
        <text:list-item>
          <text:p text:style-name="P25">UID (Owner)</text:p>
        </text:list-item>
        <text:list-item>
          <text:p text:style-name="P25">GID (Group)</text:p>
        </text:list-item>
        <text:list-item>
          <text:p text:style-name="P25"><text:soft-page-break/>File Size</text:p>
        </text:list-item>
        <text:list-item>
          <text:p text:style-name="P25">Time stamps including last access, last modification and last inode number change.</text:p>
        </text:list-item>
        <text:list-item>
          <text:p text:style-name="P25"><text:span text:style-name="T14">F</text:span><text:span text:style-name="T12">ile deletion time</text:span></text:p>
        </text:list-item>
        <text:list-item>
          <text:p text:style-name="P25">Number of links (soft/hard)</text:p>
        </text:list-item>
        <text:list-item>
          <text:p text:style-name="P25"><text:span text:style-name="T12">Location of file on </text:span><text:span text:style-name="T14">hard-disk.</text:span></text:p>
        </text:list-item>
        <text:list-item>
          <text:p text:style-name="P31">Some other metadata about the file.</text:p>
        </text:list-item>
      </text:list>
      <text:h text:style-name="Heading_20_1" text:outline-level="1"><text:bookmark text:name="ques20"/><text:span text:style-name="Strong_20_Emphasis"><text:span text:style-name="T22">What Is The Function Of Tune2fs Command?</text:span></text:span></text:h>
      <text:p text:style-name="Text_20_body"><text:span text:style-name="Strong_20_Emphasis"><text:span text:style-name="T27">This is used to modify the filesystem attributes (Like converting ext2 to ext3).</text:span></text:span></text:p>
      <text:h text:style-name="Heading_20_1" text:outline-level="1"><text:bookmark text:name="ques36"/><text:span text:style-name="Strong_20_Emphasis"><text:span text:style-name="T22">How To Display Who/what Is Acting On A Filesystem?</text:span></text:span></text:h>
      <text:p text:style-name="Text_20_body"><text:span text:style-name="Strong_20_Emphasis"><text:span text:style-name="T27"># fuser -v mnt_point</text:span></text:span></text:p>
      <text:h text:style-name="Heading_20_1" text:outline-level="1"><text:bookmark text:name="ques35"/><text:span text:style-name="Strong_20_Emphasis"><text:span text:style-name="T22">How To Kill All Actions On A Filesystem?</text:span></text:span></text:h>
      <text:p text:style-name="Text_20_body"><text:span text:style-name="Strong_20_Emphasis"><text:span text:style-name="T27"># fuser -km mnt_point</text:span></text:span></text:p>
      <text:h text:style-name="Heading_20_1" text:outline-level="1"><text:bookmark text:name="ques42"/><text:span text:style-name="Strong_20_Emphasis"><text:span text:style-name="T22">How To Convert An Ext2 Filesystem To Ext3?</text:span></text:span></text:h>
      <text:p text:style-name="P11">Change the /etc/fstab to specify ext3 for desired filesystem(s)<text:line-break/>Create the ext3 journal on the ext2 filesystem(s) as:<text:line-break/># tune2fs <text:s/>-j<text:line-break/><text:span text:style-name="T6">I</text:span>f the kernel needs to have access to the ext3 module at boot time, create a new initial ramdisk as:<text:line-break/># mkinitrd /boot/initrd-.img</text:p>
      <text:h text:style-name="Heading_20_1" text:outline-level="1"><text:bookmark text:name="ques46"/><text:span text:style-name="Strong_20_Emphasis"><text:span text:style-name="T22">What Is The Function Of Partprobe?</text:span></text:span></text:h>
      <text:p text:style-name="P11">Reinitializes the kernel's in memory copy of the partition table.</text:p>
      <text:h text:style-name="Heading_20_1" text:outline-level="1"><text:bookmark text:name="ques47"/><text:span text:style-name="Strong_20_Emphasis"><text:span text:style-name="T22">What Are The Tools Used To Create Or Manage Partitions?</text:span></text:span></text:h>
      <text:list xml:id="list2517691568" text:style-name="L6">
        <text:list-item>
          <text:p text:style-name="P26">fdisk </text:p>
        </text:list-item>
        <text:list-item>
          <text:p text:style-name="P29">sfdisk </text:p>
        </text:list-item>
        <text:list-item>
          <text:p text:style-name="P29">parted (GNU) - An advanced partition manipulation tool (create, copy,resize etc.) </text:p>
        </text:list-item>
      </text:list>
      <text:h text:style-name="Heading_20_1" text:outline-level="1"><text:bookmark text:name="ques48"/><text:span text:style-name="Strong_20_Emphasis"><text:span text:style-name="T22">Why Partitions Required?</text:span></text:span></text:h>
      <text:p text:style-name="P11">Separate partitions improve performance by keeping data together which reduces the disk head seek.</text:p>
      <text:h text:style-name="Heading_20_1" text:outline-level="1"><text:bookmark text:name="ques49"/><text:soft-page-break/><text:span text:style-name="Strong_20_Emphasis"><text:span text:style-name="T22">How Many Partitions Are Supported By Linux?</text:span></text:span></text:h>
      <text:p text:style-name="P1"><text:span text:style-name="Strong_20_Emphasis"><text:span text:style-name="T27">The maximum number of partitions supported by Linux kernel is:</text:span></text:span></text:p>
      <text:list xml:id="list881023581" text:style-name="L7">
        <text:list-item>
          <text:p text:style-name="P46">63 for IDE drives </text:p>
        </text:list-item>
        <text:list-item>
          <text:p text:style-name="P32">15 for SCSI drives </text:p>
        </text:list-item>
      </text:list>
      <text:p text:style-name="P14"/>
      <text:p text:style-name="P15"><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3:29:10.365263355</meta:creation-date>
    <dc:date>2021-02-17T20:18:52.797577477</dc:date>
    <meta:editing-duration>P1DT36M6S</meta:editing-duration>
    <meta:editing-cycles>191</meta:editing-cycles>
    <meta:generator>LibreOffice/6.0.7.3$Linux_X86_64 LibreOffice_project/00m0$Build-3</meta:generator>
    <meta:document-statistic meta:table-count="3" meta:image-count="0" meta:object-count="0" meta:page-count="7" meta:paragraph-count="149" meta:word-count="1436" meta:character-count="8399" meta:non-whitespace-character-count="7133"/>
  </office:meta>
</office:document-meta>
</file>